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2000000C1D6859FE76C27DA27.png" manifest:media-type="image/png"/>
  <manifest:file-entry manifest:full-path="Pictures/10000001000007800000043890B2A4237B913D12.png" manifest:media-type="image/png"/>
  <manifest:file-entry manifest:full-path="Pictures/10000001000007800000043847129755E421CA3D.png" manifest:media-type="image/png"/>
  <manifest:file-entry manifest:full-path="Pictures/1000000100000268000001BE366E1BB1C3732C16.png" manifest:media-type="image/png"/>
  <manifest:file-entry manifest:full-path="Pictures/100000010000072A000001873D3F5260FA672FBE.png" manifest:media-type="image/png"/>
  <manifest:file-entry manifest:full-path="Pictures/10000001000003C200000163437598A57B1E7096.png" manifest:media-type="image/png"/>
  <manifest:file-entry manifest:full-path="Pictures/1000000100000268000001BE4EF91B534F7673E3.png" manifest:media-type="image/png"/>
  <manifest:file-entry manifest:full-path="Pictures/10000001000002610000010D05B141B2739A852C.png" manifest:media-type="image/png"/>
  <manifest:file-entry manifest:full-path="Pictures/1000000100000249000000D37BF3C35D38D0C66A.png" manifest:media-type="image/png"/>
  <manifest:file-entry manifest:full-path="Pictures/100000010000028300000045ADA51F833EDAD35F.png" manifest:media-type="image/png"/>
  <manifest:file-entry manifest:full-path="Pictures/10000001000003A5000000E53796B4C0C5B7D7AF.png" manifest:media-type="image/png"/>
  <manifest:file-entry manifest:full-path="Pictures/1000000100000300000001B2F410946AB555D559.png" manifest:media-type="image/png"/>
  <manifest:file-entry manifest:full-path="Pictures/100000010000028B0000010E6F4073C070B54B2D.png" manifest:media-type="image/png"/>
  <manifest:file-entry manifest:full-path="Pictures/100000010000078000000438C33C9452DC6B76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 fo:font-weight="bold" officeooo:rsid="000d391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No : 3</text:span></text:p>
      <text:p text:style-name="Standard"><text:span text:style-name="T1"/></text:p>
      <text:p text:style-name="Standard"><text:span text:style-name="T1"/></text:p>
      <text:p text:style-name="Standard"><draw:frame draw:style-name="fr1" draw:name="Image1" text:anchor-type="char" svg:x="-0.788cm" svg:y="0.217cm" svg:width="18.314cm" svg:height="10.174cm" draw:z-index="0"><draw:image xlink:href="Pictures/10000001000007800000043890B2A4237B913D12.png" xlink:type="simple" xlink:show="embed" xlink:actuate="onLoad" draw:mime-type="image/png"/></draw:frame><text:span text:style-name="T1"/></text:p>
      <text:p text:style-name="Standard"><text:span text:style-name="T1"/></text:p>
      <text:p text:style-name="Standard"><draw:frame draw:style-name="fr1" draw:name="Image2" text:anchor-type="char" svg:x="0.325cm" svg:y="0.28cm" svg:width="16.298cm" svg:height="11.8cm" draw:z-index="1"><draw:image xlink:href="Pictures/1000000100000268000001BE366E1BB1C3732C16.png" xlink:type="simple" xlink:show="embed" xlink:actuate="onLoad" draw:mime-type="image/png"/></draw:frame><text:span text:style-name="T1"/></text:p>
      <text:p text:style-name="Standard"><text:soft-page-break/><text:span text:style-name="T1"/></text:p>
      <text:p text:style-name="Standard"><draw:frame draw:style-name="fr1" draw:name="Image3" text:anchor-type="char" svg:x="0.166cm" svg:y="0.434cm" svg:width="16.298cm" svg:height="11.8cm" draw:z-index="2"><draw:image xlink:href="Pictures/1000000100000268000001BE4EF91B534F7673E3.png" xlink:type="simple" xlink:show="embed" xlink:actuate="onLoad" draw:mime-type="image/png"/></draw:frame><text:span text:style-name="T1"/></text:p>
      <text:p text:style-name="Standard"><draw:frame draw:style-name="fr1" draw:name="Image4" text:anchor-type="char" svg:x="0.206cm" svg:y="1.164cm" svg:width="16.429cm" svg:height="7.257cm" draw:z-index="3"><draw:image xlink:href="Pictures/10000001000002610000010D05B141B2739A852C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draw:frame draw:style-name="fr1" draw:name="Image5" text:anchor-type="char" svg:x="-0.76cm" svg:y="0.455cm" svg:width="18.681cm" svg:height="10.506cm" draw:z-index="4"><draw:image xlink:href="Pictures/10000001000007800000043847129755E421CA3D.png" xlink:type="simple" xlink:show="embed" xlink:actuate="onLoad" draw:mime-type="image/png"/></draw:frame><text:span text:style-name="T1"/></text:p>
      <text:p text:style-name="Standard"><text:span text:style-name="T1"/></text:p>
      <text:p text:style-name="Standard"><draw:frame draw:style-name="fr1" draw:name="Image6" text:anchor-type="char" svg:x="-0.76cm" svg:y="0.265cm" svg:width="18.364cm" svg:height="6.036cm" draw:z-index="5"><draw:image xlink:href="Pictures/10000001000003A5000000E53796B4C0C5B7D7AF.png" xlink:type="simple" xlink:show="embed" xlink:actuate="onLoad" draw:mime-type="image/png"/></draw:frame><text:span text:style-name="T1"/></text:p>
      <text:p text:style-name="Standard"><draw:frame draw:style-name="fr1" draw:name="Image7" text:anchor-type="char" svg:x="-0.575cm" svg:y="0.332cm" svg:width="18.284cm" svg:height="5.214cm" draw:z-index="6"><draw:image xlink:href="Pictures/100000010000072A000001873D3F5260FA672FBE.png" xlink:type="simple" xlink:show="embed" xlink:actuate="onLoad" draw:mime-type="image/png"/></draw:frame><text:span text:style-name="T1"/></text:p>
      <text:p text:style-name="Standard"><text:soft-page-break/><text:span text:style-name="T1"/></text:p>
      <text:p text:style-name="Standard"><draw:frame draw:style-name="fr1" draw:name="Image8" text:anchor-type="char" svg:x="-0.628cm" svg:y="2.039cm" svg:width="17.941cm" svg:height="5.967cm" draw:z-index="7"><draw:image xlink:href="Pictures/1000000100000249000000D37BF3C35D38D0C66A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10" text:anchor-type="char" svg:x="-0.397cm" svg:y="0.362cm" svg:width="17cm" svg:height="9.606cm" draw:z-index="8"><draw:image xlink:href="Pictures/1000000100000300000001B2F410946AB555D559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draw:frame draw:style-name="fr1" draw:name="Image9" text:anchor-type="char" svg:x="-0.654cm" svg:y="0.175cm" svg:width="18.337cm" svg:height="6.272cm" draw:z-index="9"><draw:image xlink:href="Pictures/10000001000003C200000163437598A57B1E7096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11" text:anchor-type="char" svg:x="0cm" svg:y="0.238cm" svg:width="17cm" svg:height="7.05cm" draw:z-index="10"><draw:image xlink:href="Pictures/100000010000028B0000010E6F4073C070B54B2D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12" text:anchor-type="char" svg:x="0cm" svg:y="0.439cm" svg:width="17cm" svg:height="2.644cm" draw:z-index="11"><draw:image xlink:href="Pictures/100000010000028300000045ADA51F833EDAD35F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2" draw:name="Image13" text:anchor-type="char" svg:width="18.103cm" svg:height="10.372cm" draw:z-index="12"><draw:image xlink:href="Pictures/100000010000078000000438C33C9452DC6B7657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14" text:anchor-type="char" svg:x="-0.609cm" svg:y="0.217cm" svg:width="17.868cm" svg:height="4.985cm" draw:z-index="13"><draw:image xlink:href="Pictures/1000000100000292000000C1D6859FE76C27DA27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9:35:06.969319500</meta:creation-date>
    <dc:date>2023-12-07T19:44:20.420365278</dc:date>
    <meta:editing-duration>PT9M16S</meta:editing-duration>
    <meta:editing-cycles>1</meta:editing-cycles>
    <meta:document-statistic meta:table-count="0" meta:image-count="14" meta:object-count="0" meta:page-count="8" meta:paragraph-count="1" meta:word-count="4" meta:character-count="22" meta:non-whitespace-character-count="14"/>
    <meta:generator>LibreOffice/7.3.7.2$Linux_X86_64 LibreOffice_project/30$Build-2</meta:generator>
  </office:meta>
</office:document-meta>
</file>